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d684b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001cm" svg:height="0.8cm" svg:x="9.483cm" svg:y="14.537cm">
            <text:p/>
          </draw:rect>
          <draw:rect draw:style-name="gr2" draw:text-style-name="P2" draw:layer="layout" svg:width="3.001cm" svg:height="1.2cm" svg:x="9.483cm" svg:y="14.537cm">
            <text:p/>
          </draw:rect>
          <draw:line draw:style-name="gr3" draw:text-style-name="P3" draw:layer="layout" svg:x1="9.483cm" svg:y1="15.336cm" svg:x2="12.483cm" svg:y2="15.336cm">
            <text:p/>
          </draw:line>
          <draw:line draw:style-name="gr3" draw:text-style-name="P3" draw:layer="layout" svg:x1="9.483cm" svg:y1="14.936cm" svg:x2="12.483cm" svg:y2="14.93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1:08:17.124648147</meta:creation-date>
    <dc:date>2018-05-03T11:08:50.235108581</dc:date>
    <meta:editing-duration>PT33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